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a15" officeooo:paragraph-rsid="00145a15"/>
    </style:style>
    <style:style style:name="P2" style:family="paragraph" style:parent-style-name="Standard">
      <style:text-properties officeooo:rsid="0016bd02" officeooo:paragraph-rsid="0016bd02"/>
    </style:style>
    <style:style style:name="P3" style:family="paragraph" style:parent-style-name="Standard">
      <style:text-properties officeooo:rsid="001a07d6" officeooo:paragraph-rsid="001a07d6"/>
    </style:style>
    <style:style style:name="P4" style:family="paragraph" style:parent-style-name="Standard">
      <style:text-properties officeooo:rsid="001c0200" officeooo:paragraph-rsid="001c0200"/>
    </style:style>
    <style:style style:name="P5" style:family="paragraph" style:parent-style-name="Standard">
      <style:text-properties officeooo:rsid="001c5673" officeooo:paragraph-rsid="001c5673"/>
    </style:style>
    <style:style style:name="P6" style:family="paragraph" style:parent-style-name="Standard">
      <style:text-properties officeooo:rsid="002f6300" officeooo:paragraph-rsid="002f6300"/>
    </style:style>
    <style:style style:name="P7" style:family="paragraph" style:parent-style-name="Standard">
      <style:text-properties officeooo:rsid="000e2dfb" officeooo:paragraph-rsid="001a324b"/>
    </style:style>
    <style:style style:name="P8" style:family="paragraph" style:parent-style-name="Standard">
      <style:text-properties officeooo:rsid="0026113f" officeooo:paragraph-rsid="0026113f"/>
    </style:style>
    <style:style style:name="P9" style:family="paragraph" style:parent-style-name="Standard">
      <style:text-properties officeooo:rsid="00145a15" officeooo:paragraph-rsid="00145a15"/>
    </style:style>
    <style:style style:name="P10" style:family="paragraph" style:parent-style-name="Standard">
      <style:text-properties officeooo:rsid="0034b859" officeooo:paragraph-rsid="0034b859"/>
    </style:style>
    <style:style style:name="P11" style:family="paragraph" style:parent-style-name="Standard">
      <style:text-properties officeooo:paragraph-rsid="0034b859"/>
    </style:style>
    <style:style style:name="T1" style:family="text">
      <style:text-properties officeooo:rsid="0014ce37"/>
    </style:style>
    <style:style style:name="T2" style:family="text">
      <style:text-properties officeooo:rsid="0030787f"/>
    </style:style>
    <style:style style:name="T3" style:family="text">
      <style:text-properties officeooo:rsid="00326d3e"/>
    </style:style>
    <style:style style:name="T4" style:family="text">
      <style:text-properties officeooo:rsid="0034b859"/>
    </style:style>
    <style:style style:name="T5" style:family="text">
      <style:text-properties officeooo:rsid="00369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/</text:p>
      <text:p text:style-name="P7">int[] grille = new Piece[TAILLE][TAILLE]</text:p>
      <text:p text:style-name="P8">Les cases des extrémité où on peut mettre les pièces sont les cases d’indice 0 et TAILLE-1</text:p>
      <text:p text:style-name="P6">Une pièce est représentée par une classe Piece qui comporte les attributs :</text:p>
      <text:p text:style-name="P6">- int deplacement : le nombre de case pour un déplacement</text:p>
      <text:p text:style-name="P6">- <text:span text:style-name="T2">bool avance : true si on va dans le sens de base, false si on est sur un retour</text:span></text:p>
      <text:p text:style-name="P6">- <text:span text:style-name="T3">Joueur j : joueur auquel appartient la pièce</text:span></text:p>
      <text:p text:style-name="P1"/>
      <text:p text:style-name="P1">Avantages → temps d’accès à une case constant</text:p>
      <text:p text:style-name="P1">inconvénients → <text:span text:style-name="T1">compliqué de représenter le fait qu’une pièce est dans sa case de départ car on y stocke déjà le nombre de points.</text:span></text:p>
      <text:p text:style-name="P1"/>
      <text:p text:style-name="P11"><text:span text:style-name="T5">On peut mettre une classe « ligne » pour chaque ligne (pour représenter les valeurs de bébut et fin de ligne)</text:span></text:p>
      <text:p text:style-name="P10">class ligne{</text:p>
      <text:p text:style-name="P10"><text:tab/>int deb</text:p>
      <text:p text:style-name="P10"><text:tab/>int fin</text:p>
      <text:p text:style-name="P11"><text:span text:style-name="T4"><text:tab/>Piece[] tab</text:span></text:p>
      <text:p text:style-name="P10">} </text:p>
      <text:p text:style-name="P1"/>
      <text:p text:style-name="P2">2/</text:p>
      <text:p text:style-name="P2">Si un joueur n’a plus qu’une pièce, la partie est finie et ce joueur a gagné</text:p>
      <text:p text:style-name="P2"/>
      <text:p text:style-name="P3">3/</text:p>
      <text:p text:style-name="P4">4/</text:p>
      <text:p text:style-name="P4">5/</text:p>
      <text:p text:style-name="P5">critères heuristique :</text:p>
      <text:p text:style-name="P5">- nbPiècesRestantes de chaque joueur</text:p>
      <text:p text:style-name="P5">-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4:43:52.368000000</meta:creation-date>
    <meta:generator>LibreOffice/6.3.4.2$Windows_X86_64 LibreOffice_project/60da17e045e08f1793c57c00ba83cdfce946d0aa</meta:generator>
    <dc:date>2020-02-27T09:55:43.443000000</dc:date>
    <meta:editing-duration>PT31M47S</meta:editing-duration>
    <meta:editing-cycles>38</meta:editing-cycles>
    <meta:document-statistic meta:table-count="0" meta:image-count="0" meta:object-count="0" meta:page-count="1" meta:paragraph-count="23" meta:word-count="167" meta:character-count="862" meta:non-whitespace-character-count="712"/>
  </office:meta>
</office:document-meta>
</file>